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ker Andres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Xarxes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Aprobado/Suspendido</text:p>
          </table:table-cell>
        </table:table-row>
        <table:table-row table:style-name="ro2">
          <table:table-cell office:value-type="string" calcext:value-type="string">
            <text:p>Juan Pérez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average([.B2];[.C2];[.D2];[.B2]:)" office:value-type="string" office:string-value="" calcext:value-type="error">
            <text:p>Err:511</text:p>
          </table:table-cell>
          <table:table-cell table:formula="of:=if([.B2:.D2]&gt;=5 &quot;Aprobado&quot;, &quot;Suspendido&quot;)" office:value-type="string" office:string-value="" calcext:value-type="error">
            <text:p>Err:509</text:p>
          </table:table-cell>
        </table:table-row>
        <table:table-row table:style-name="ro1">
          <table:table-cell office:value-type="string" calcext:value-type="string">
            <text:p>Ana Gómez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Ruiz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3:35:44.529315388</meta:creation-date>
    <dc:date>2025-12-05T23:44:20.607959339</dc:date>
    <meta:editing-duration>PT8M37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